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4.796cm" fo:break-before="auto" style:use-optimal-row-height="true"/>
    </style:style>
    <style:style style:name="ro34" style:family="table-row">
      <style:table-row-properties style:row-height="4.006cm" fo:break-before="auto" style:use-optimal-row-height="true"/>
    </style:style>
    <style:style style:name="ro35" style:family="table-row">
      <style:table-row-properties style:row-height="3.217cm" fo:break-before="auto" style:use-optimal-row-height="true"/>
    </style:style>
    <style:style style:name="ro36" style:family="table-row">
      <style:table-row-properties style:row-height="1.637cm" fo:break-before="auto" style:use-optimal-row-height="true"/>
    </style:style>
    <style:style style:name="ro37" style:family="table-row">
      <style:table-row-properties style:row-height="2.427cm" fo:break-before="auto" style:use-optimal-row-height="true"/>
    </style:style>
    <style:style style:name="ro38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9T11:52:17.81">
            <text:p>0319 <text:s/>1152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9T11:52:17.81">
            <text:p>0319 <text:s/>1152</text:p>
          </table:table-cell>
          <table:table-cell table:style-name="ce8" table:formula="of:=NOW()" office:value-type="date" office:date-value="2022-03-19T11:52:17.81">
            <text:p>0319 <text:s/>115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9T11:52:17.81">
            <text:p>0319 <text:s/>115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9T11:52:17.81">
            <text:p>0319 <text:s/>1152</text:p>
          </table:table-cell>
          <table:table-cell table:style-name="ce8" table:formula="of:=NOW()" office:value-type="date" office:date-value="2022-03-19T11:52:17.81">
            <text:p>0319 <text:s/>1152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date" office:date-value="2022-03-18T16:02:54.639999">
            <text:p>0318</text:p>
          </table:table-cell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date" office:date-value="2022-03-19T11:19:57.02">
            <text:p>031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osiemnasty marca.</text:p>
            <text:p>يوم الجمعة، الثامن عشر من شهر مارس. / حسب التقويم هجري، الرابع عشر من شهر شعبان.</text:p>
            <text:p>h^asaba-'-taqwiym-i / hidhuriyu</text:p>
            <text:p>سن القمو : ١٥.٤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Padał. (2) Kiedy dotarłem do ściany, byli tam już. &lt;1&gt; Podeszli do mnie. (3) Dałem im jedzenie przez ogrodzenie. &lt;1&gt; Jeden pakiet dla każdeg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&lt;1&gt; 이슬람력 : 1443년. &lt;2&gt; 육십갑자 : 임인(壬寅). (2) 경칩. &lt;1&gt; 제 열넷 날. &lt;2&gt; 말후(末候) 제 넷 날. 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&lt;1&gt; 이 회는, 곡의 분류는 `가그라` (한자 : 神楽. 일본 신토에서의 무악.) 이 아니라, 일본의 `엔카` (한자 : 演歌) 처럼 멜로디의 곡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9T11:52:15.45">
            <text:p>0319 <text:s/>1152</text:p>
          </table:table-cell>
          <table:table-cell table:style-name="ce8" table:formula="of:=NOW()" office:value-type="date" office:date-value="2022-03-19T11:52:18.53">
            <text:p>0319 <text:s/>1152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9T11:52:18.53">
            <text:p>0319 <text:s/>1152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9T11:52:15.45">
            <text:p>0319 <text:s/>1152</text:p>
          </table:table-cell>
          <table:table-cell table:style-name="ce8" table:formula="of:=NOW()" office:value-type="date" office:date-value="2022-03-19T11:52:15.45">
            <text:p>0319 <text:s/>1152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8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2022/03/19</text:date>, <text:time>11:52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9T11:52:17.15</dc:date>
    <dc:creator>iwabuchi ken</dc:creator>
    <meta:editing-duration>P15DT16H49M50S</meta:editing-duration>
    <meta:editing-cycles>2181</meta:editing-cycles>
    <meta:generator>OpenOffice/4.1.3$Win32 OpenOffice.org_project/413m1$Build-9783</meta:generator>
    <meta:document-statistic meta:table-count="2" meta:cell-count="941" meta:object-count="0"/>
  </office:meta>
</office:document-meta>
</file>